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officeooo:paragraph-rsid="0000a7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&lt;?php </text:span></text:p>
      <text:p text:style-name="P1"><text:span text:style-name="Source_20_Text">echo phpinfo(); </text:span></text:p>
      <text:p text:style-name="P1"><text:span text:style-name="Source_20_Text">http://127.0.0.1/info.php </text:span></text:p>
      <text:p text:style-name="P1"><text:span text:style-name="Source_20_Text">/var/www/html/info.php </text:span></text:p>
      <text:p text:style-name="Standard"><text:a xlink:type="simple" xlink:href="https://tecadmin.net/how-to-install-php-8-on-debian-10/" text:style-name="Internet_20_link" text:visited-style-name="Visited_20_Internet_20_Link">https://tecadmin.net/how-to-install-php-8-on-debian-10/</text:a></text:p>
      <text:p text:style-name="Standard"/>
      <text:p text:style-name="Standard">sudo apt update </text:p>
      <text:p text:style-name="Standard">sudo apt install -y gnupg2 ca-certificates apt-transport-https software-properties-common </text:p>
      <text:p text:style-name="Standard">wget -qO - https://packages.sury.org/php/apt.gpg | sudo apt-key add - </text:p>
      <text:p text:style-name="Standard">echo "deb https://packages.sury.org/php/ buster main" | sudo tee /etc/apt/sources.list.d/php.list </text:p>
      <text:p text:style-name="Standard">sudo apt update <text:s/></text:p>
      <text:p text:style-name="Standard">sudo apt install php8.1</text:p>
      <text:p text:style-name="Standard">php -v </text:p>
      <text:p text:style-name="Standard">sudo apt search php8.1-*</text:p>
      <text:p text:style-name="Standard">sudo apt install php8.1-{mysql,imap,ldap,xml,curl,mbstring,zip}</text:p>
      <text:p text:style-name="Standard">php -m</text:p>
      <text:p text:style-name="Standard">sudo apt install apache2 libapache2-mod-php8.1</text:p>
      <text:p text:style-name="Standard">sudo systemctl restart apache2</text:p>
      <text:p text:style-name="Standard">sudo service apache2 restart</text:p>
      <text:p text:style-name="Standard">sudo a2dismod php7.3</text:p>
      <text:p text:style-name="Standard">sudo a2enmod php8.1</text:p>
      <text:p text:style-name="Standard">sudo service apache2 rest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2T11:16:53.558425089</meta:creation-date>
    <dc:date>2022-02-02T16:14:03.275810283</dc:date>
    <meta:editing-duration>PT4H57M9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21" meta:word-count="77" meta:character-count="711" meta:non-whitespace-character-count="644"/>
  </office:meta>
</office:document-meta>
</file>